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63.41pt"/>
    </style:style>
    <style:style style:name="co7" style:family="table-column">
      <style:table-column-properties fo:break-before="auto" style:column-width="49.15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ff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7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84"/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fo:background-color="#f898c8"/>
    </style:style>
    <style:style style:name="ce22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3"/>
        <table:table-column table:style-name="co2" table:default-cell-style-name="ce4"/>
        <table:table-column table:style-name="co3" table:default-cell-style-name="ce13"/>
        <table:table-column table:style-name="co6" table:number-columns-repeated="249" table:default-cell-style-name="Default"/>
        <table:table-column table:style-name="co7" table:number-columns-repeated="767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OrderResponse 2.0</text:p>
          </table:table-cell>
          <table:covered-table-cell table:number-columns-repeated="2" table:style-name="ce6"/>
          <table:table-cell table:style-name="ce9" table:number-columns-repeated="2"/>
          <table:table-cell table:style-name="Default"/>
          <table:table-cell table:style-name="ce19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8" office:value-type="string" table:number-columns-spanned="1" table:number-rows-spanned="2">
            <text:p>UBL Definition</text:p>
          </table:table-cell>
          <table:table-cell table:style-name="ce10" office:value-type="string" table:number-columns-spanned="1" table:number-rows-spanned="2">
            <text:p>Cardi-nality</text:p>
          </table:table-cell>
          <table:table-cell table:style-name="ce11" office:value-type="string" table:number-columns-spanned="1" table:number-rows-spanned="2">
            <text:p>Component Type</text:p>
          </table:table-cell>
          <table:table-cell table:style-name="ce16" office:value-type="string" table:number-columns-spanned="2" table:number-rows-spanned="1">
            <text:p>Spanish</text:p>
          </table:table-cell>
          <table:covered-table-cell table:style-name="ce16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7"/>
          <table:covered-table-cell table:style-name="ce8"/>
          <table:covered-table-cell table:style-name="ce10"/>
          <table:covered-table-cell table:style-name="ce11"/>
          <table:table-cell table:style-name="ce17" office:value-type="string">
            <text:p>Business Terms</text:p>
          </table:table-cell>
          <table:table-cell table:style-name="ce20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Order Response. Details</text:p>
          </table:table-cell>
          <table:table-cell table:style-name="ce2" office:value-type="string">
            <text:p>OrderResponse</text:p>
          </table:table-cell>
          <table:table-cell table:style-name="ce2" office:value-type="string">
            <text:p>The document used to indicate detailed acceptance or rejection of an Order or to make a counter-offer.</text:p>
          </table:table-cell>
          <table:table-cell table:style-name="ce2"/>
          <table:table-cell table:style-name="ce12" office:value-type="string">
            <text:p>ABIE</text:p>
          </table:table-cell>
          <table:table-cell table:style-name="ce2" office:value-type="string">
            <text:p>Respuesta a pedido</text:p>
          </table:table-cell>
          <table:table-cell table:style-name="ce12" office:value-type="string">
            <text:p>Documento de respuesta al Comprador para indicar la aceptación o rechazo detallado a un único Pedido o para realizar una contraoferta.</text:p>
          </table:table-cell>
          <table:table-cell table:style-name="ce21"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Order Response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Versión UBL</text:p>
          </table:table-cell>
          <table:table-cell office:value-type="string">
            <text:p>La versión de esquema UBL 2 para este tipo de documento que define todos los elementos que se podrían encontrar en una instancia.</text:p>
          </table:table-cell>
          <table:table-cell table:number-columns-repeated="1016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Order Response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sonalización</text:p>
          </table:table-cell>
          <table:table-cell office:value-type="string">
            <text:p>Identifica una personalización de UBL definida por un usuario o colectivo para un uso específico.</text:p>
          </table:table-cell>
          <table:table-cell table:number-columns-repeated="1016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Order Response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customization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fil</text:p>
          </table:table-cell>
          <table:table-cell office:value-type="string">
            <text:p>Identifica el perfil de personalización de UBL que se está utilizando.</text:p>
          </table:table-cell>
          <table:table-cell table:number-columns-repeated="1016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Order Response. Identifier</text:p>
          </table:table-cell>
          <table:table-cell office:value-type="string">
            <text:p>ID</text:p>
          </table:table-cell>
          <table:table-cell office:value-type="string">
            <text:p>An identifier for the Order Response assigned by the Seller.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18" office:value-type="string">
            <text:p>ID</text:p>
          </table:table-cell>
          <table:table-cell office:value-type="string">
            <text:p>Identificador asignado a la Respuesta al Pedido por parte del Vendedor.</text:p>
          </table:table-cell>
          <table:table-cell table:number-columns-repeated="1016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Order Response. Sales Order Identifier. Identifier</text:p>
          </table:table-cell>
          <table:table-cell office:value-type="string">
            <text:p>SalesOrderID</text:p>
          </table:table-cell>
          <table:table-cell office:value-type="string">
            <text:p>An identifier for the Order issued by the Seller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Número de Pedido</text:p>
          </table:table-cell>
          <table:table-cell office:value-type="string">
            <text:p>Identificador del Pedido emitido por el Vendedor.</text:p>
          </table:table-cell>
          <table:table-cell table:number-columns-repeated="1016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Order Response. Copy_ Indicator. Indicator</text:p>
          </table:table-cell>
          <table:table-cell office:value-type="string">
            <text:p>CopyIndicator</text:p>
          </table:table-cell>
          <table:table-cell office:value-type="string">
            <text:p>Indicates whether the Order Response is a copy (true) or not (false)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Indicador de copia</text:p>
          </table:table-cell>
          <table:table-cell office:value-type="string">
            <text:p>Indica si un documento es una copia (verdadero) o no (falso).</text:p>
          </table:table-cell>
          <table:table-cell table:number-columns-repeated="1016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Order Response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UUID</text:p>
          </table:table-cell>
          <table:table-cell office:value-type="string">
            <text:p>Identificador único universal para una instancia de este ABIE.</text:p>
          </table:table-cell>
          <table:table-cell table:number-columns-repeated="1016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Order Response. Issue Date. Date</text:p>
          </table:table-cell>
          <table:table-cell office:value-type="string">
            <text:p>IssueDate</text:p>
          </table:table-cell>
          <table:table-cell office:value-type="string">
            <text:p>The date assigned by the Seller on which the Order was responded to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18" office:value-type="string">
            <text:p>Fecha de emisión</text:p>
          </table:table-cell>
          <table:table-cell office:value-type="string">
            <text:p>Fecha que indica cuando fue emitida la Respuesta al Pedido, asignada por el Vendedor.</text:p>
          </table:table-cell>
          <table:table-cell table:number-columns-repeated="1016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Order Response. Issue Time. Time</text:p>
          </table:table-cell>
          <table:table-cell office:value-type="string">
            <text:p>IssueTime</text:p>
          </table:table-cell>
          <table:table-cell office:value-type="string">
            <text:p>The time assigned by the Seller at which the Order was responded to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Hora de emisión</text:p>
          </table:table-cell>
          <table:table-cell office:value-type="string">
            <text:p>Hora en que se emitió la Respuesta al Pedido, asignada por el Vendedor.</text:p>
          </table:table-cell>
          <table:table-cell table:number-columns-repeated="1016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Order Response. Note. Text</text:p>
          </table:table-cell>
          <table:table-cell office:value-type="string">
            <text:p>Note</text:p>
          </table:table-cell>
          <table:table-cell office:value-type="string">
            <text:p>Free-form text applying to the Order Response. 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18" office:value-type="string">
            <text:p>Nota</text:p>
          </table:table-cell>
          <table:table-cell office:value-type="string">
            <text:p>Contiene cualquier texto en formato libre referente a todo el documento o al mensaje. Este elemento puede contener notas u otra información similar que no esté contenida explicitamente en ninguna otra estructura.</text:p>
          </table:table-cell>
          <table:table-cell table:number-columns-repeated="1016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Order Response. Document_ Currency Code. Code</text:p>
          </table:table-cell>
          <table:table-cell office:value-type="string">
            <text:p>DocumentCurrencyCode</text:p>
          </table:table-cell>
          <table:table-cell office:value-type="string">
            <text:p>The default currency for the Order Respon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Moneda del Documento</text:p>
          </table:table-cell>
          <table:table-cell office:value-type="string">
            <text:p>Moneda por defecto de la transacción de Respuesta al Pedido.</text:p>
          </table:table-cell>
          <table:table-cell table:number-columns-repeated="1016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Order Response. Pricing_ Currency Code. Code</text:p>
          </table:table-cell>
          <table:table-cell office:value-type="string">
            <text:p>PricingCurrencyCode</text:p>
          </table:table-cell>
          <table:table-cell office:value-type="string">
            <text:p>The currency that is used for all prices in the Order Respon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Moneda de Precios</text:p>
          </table:table-cell>
          <table:table-cell office:value-type="string">
            <text:p>Moneda en que se especificarán todos los precios de la transacción.</text:p>
          </table:table-cell>
          <table:table-cell table:number-columns-repeated="1016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Order Response. Tax_ Currency Code. Code</text:p>
          </table:table-cell>
          <table:table-cell office:value-type="string">
            <text:p>TaxCurrencyCode</text:p>
          </table:table-cell>
          <table:table-cell office:value-type="string">
            <text:p>The currency that is used for all tax amounts in the Order Respon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Moneda de Impuestos</text:p>
          </table:table-cell>
          <table:table-cell office:value-type="string">
            <text:p>Moneda solicitada para los impuestos de las facturas relacionadas con esta Respuesta a Pedido.</text:p>
          </table:table-cell>
          <table:table-cell table:number-columns-repeated="1016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Order Response. Total_ Packages Quantity. Quantity</text:p>
          </table:table-cell>
          <table:table-cell office:value-type="string">
            <text:p>TotalPackagesQuantity</text:p>
          </table:table-cell>
          <table:table-cell office:value-type="string">
            <text:p>The total number of packages contained in the Order Respon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Cantidad Total de Paquetes</text:p>
          </table:table-cell>
          <table:table-cell office:value-type="string">
            <text:p>Número total de paquetes contenidos en una Respuesta a Pedido.</text:p>
          </table:table-cell>
          <table:table-cell table:number-columns-repeated="1016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Order Response. Gross_ Weight. Measure</text:p>
          </table:table-cell>
          <table:table-cell office:value-type="string">
            <text:p>GrossWeightMeasure</text:p>
          </table:table-cell>
          <table:table-cell office:value-type="string">
            <text:p>The total gross weight for the Order Response (goods + packaging + transport equipment)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so Bruto</text:p>
          </table:table-cell>
          <table:table-cell office:value-type="string">
            <text:p>Peso bruto total de una Respuesta a Pedido (bienes más embalaje más equipamiento de transporte).</text:p>
          </table:table-cell>
          <table:table-cell table:number-columns-repeated="1016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Order Response. Net_ Weight. Measure</text:p>
          </table:table-cell>
          <table:table-cell office:value-type="string">
            <text:p>NetWeightMeasure</text:p>
          </table:table-cell>
          <table:table-cell office:value-type="string">
            <text:p>The total net weight for the Order Response (goods + packaging)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so Neto</text:p>
          </table:table-cell>
          <table:table-cell office:value-type="string">
            <text:p>Peso neto total de una Respuesta a Pedido (bienes más embalaje).</text:p>
          </table:table-cell>
          <table:table-cell table:number-columns-repeated="1016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Order Response. Net Net_ Weight. Measure</text:p>
          </table:table-cell>
          <table:table-cell office:value-type="string">
            <text:p>NetNetWeightMeasure</text:p>
          </table:table-cell>
          <table:table-cell office:value-type="string">
            <text:p>The total net weight of the goods in the Order Response excluding packaging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so Neto sin embalajes</text:p>
          </table:table-cell>
          <table:table-cell office:value-type="string">
            <text:p>Peso total neto de los bienes sin ningún embalaje.</text:p>
          </table:table-cell>
          <table:table-cell table:number-columns-repeated="1016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Order Response. Gross_ Volume. Measure</text:p>
          </table:table-cell>
          <table:table-cell office:value-type="string">
            <text:p>GrossVolumeMeasure</text:p>
          </table:table-cell>
          <table:table-cell office:value-type="string">
            <text:p>The total volume of the goods in the Order Response including packaging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Volumen total</text:p>
          </table:table-cell>
          <table:table-cell office:value-type="string">
            <text:p>Volumen total de los bienes más los embalajes en una Respuesta a Pedido.</text:p>
          </table:table-cell>
          <table:table-cell table:number-columns-repeated="1016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Order Response. Net_ Volume. Measure</text:p>
          </table:table-cell>
          <table:table-cell office:value-type="string">
            <text:p>NetVolumeMeasure</text:p>
          </table:table-cell>
          <table:table-cell office:value-type="string">
            <text:p>The total volume of the goods in the Order Response excluding packaging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Volumen neto</text:p>
          </table:table-cell>
          <table:table-cell office:value-type="string">
            <text:p>Volumen total de una Respuesta a Pedido. (bienes menos embalaje).</text:p>
          </table:table-cell>
          <table:table-cell table:number-columns-repeated="1016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Order Response. Customer Reference. Text</text:p>
          </table:table-cell>
          <table:table-cell office:value-type="string">
            <text:p>CustomerReference</text:p>
          </table:table-cell>
          <table:table-cell office:value-type="string">
            <text:p>A supplementary reference assigned by the Buyer, e.g. the CRI in a purchasing card transaction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Referencia de cliente</text:p>
          </table:table-cell>
          <table:table-cell office:value-type="string">
            <text:p>Referencia complementaria para esta Respuesta a Pedido, asignada por el Comprador.</text:p>
          </table:table-cell>
          <table:table-cell table:number-columns-repeated="1016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Order Response. Accounting Cost Code. Code</text:p>
          </table:table-cell>
          <table:table-cell office:value-type="string">
            <text:p>AccountingCostCode</text:p>
          </table:table-cell>
          <table:table-cell office:value-type="string">
            <text:p>An accounting cost code applied to the order as a whol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Código de Coste Contable</text:p>
          </table:table-cell>
          <table:table-cell office:value-type="string">
            <text:p>Código contable del comprador aplicado al conjunto del pedido. </text:p>
          </table:table-cell>
          <table:table-cell table:number-columns-repeated="1016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Order Response. Accounting Cost. Text</text:p>
          </table:table-cell>
          <table:table-cell office:value-type="string">
            <text:p>AccountingCost</text:p>
          </table:table-cell>
          <table:table-cell office:value-type="string">
            <text:p>An accounting cost code applied to the order as a whole, expressed as tex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Coste Contable</text:p>
          </table:table-cell>
          <table:table-cell office:value-type="string">
            <text:p>Código contable del comprador aplicado al conjunto del pedido, expresado como texto. </text:p>
          </table:table-cell>
          <table:table-cell table:number-columns-repeated="1016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Order Response. Line Count. Numeric</text:p>
          </table:table-cell>
          <table:table-cell office:value-type="string">
            <text:p>LineCountNumeric</text:p>
          </table:table-cell>
          <table:table-cell office:value-type="string">
            <text:p>The number of lines in the docu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Contador de número de líneas</text:p>
          </table:table-cell>
          <table:table-cell office:value-type="string">
            <text:p>Número de líneas de detalle.</text:p>
          </table:table-cell>
          <table:table-cell table:number-columns-repeated="1016"/>
        </table:table-row>
        <table:table-row table:style-name="ro5">
          <table:table-cell table:style-name="ce4" office:value-type="float" office:value="25">
            <text:p>25</text:p>
          </table:table-cell>
          <table:table-cell table:style-name="ce4" office:value-type="string">
            <text:p>Order Response. Validity_ Period. Period</text:p>
          </table:table-cell>
          <table:table-cell table:style-name="ce4" office:value-type="string">
            <text:p>ValidityPeriod</text:p>
          </table:table-cell>
          <table:table-cell table:style-name="ce4" office:value-type="string">
            <text:p>The period for which the Order Response is valid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Período de validez</text:p>
          </table:table-cell>
          <table:table-cell table:style-name="ce14" office:value-type="string">
            <text:p>Período durante el que es válida la Respuesta al Pedido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26">
            <text:p>26</text:p>
          </table:table-cell>
          <table:table-cell table:style-name="ce4" office:value-type="string">
            <text:p>Order Response. Order Reference</text:p>
          </table:table-cell>
          <table:table-cell table:style-name="ce4" office:value-type="string">
            <text:p>OrderReference</text:p>
          </table:table-cell>
          <table:table-cell table:style-name="ce4" office:value-type="string">
            <text:p>An association to Order Reference (the reference of the Order being responded to).</text:p>
          </table:table-cell>
          <table:table-cell table:style-name="ce4" office:value-type="string">
            <text:p>1..n</text:p>
          </table:table-cell>
          <table:table-cell table:style-name="ce14" office:value-type="string">
            <text:p>ASBIE</text:p>
          </table:table-cell>
          <table:table-cell office:value-type="string">
            <text:p>Referencia a Pedido</text:p>
          </table:table-cell>
          <table:table-cell table:style-name="ce14" office:value-type="string">
            <text:p>Asociación con una referencia a un Pedido (la referencia al Pedido que se responde)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27">
            <text:p>27</text:p>
          </table:table-cell>
          <table:table-cell table:style-name="ce4" office:value-type="string">
            <text:p>Order Response. Order_ Document Reference. Document Reference</text:p>
          </table:table-cell>
          <table:table-cell table:style-name="ce4" office:value-type="string">
            <text:p>OrderDocumentReference</text:p>
          </table:table-cell>
          <table:table-cell table:style-name="ce4" office:value-type="string">
            <text:p>An associative reference to [another] Order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Referencia a Otro Pedido</text:p>
          </table:table-cell>
          <table:table-cell table:style-name="ce14" office:value-type="string">
            <text:p>Asociación con referencias a otro u otros Pedidos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8">
            <text:p>28</text:p>
          </table:table-cell>
          <table:table-cell table:style-name="ce4" office:value-type="string">
            <text:p>Order Response. Originator_ Document Reference. Document Reference</text:p>
          </table:table-cell>
          <table:table-cell table:style-name="ce4" office:value-type="string">
            <text:p>OriginatorDocumentReference</text:p>
          </table:table-cell>
          <table:table-cell table:style-name="ce4" office:value-type="string">
            <text:p>An associative reference to Originator Document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Referencia a Documento Original</text:p>
          </table:table-cell>
          <table:table-cell table:style-name="ce14" office:value-type="string">
            <text:p>Asociación con una referencia a un Documento Original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29">
            <text:p>29</text:p>
          </table:table-cell>
          <table:table-cell table:style-name="ce4" office:value-type="string">
            <text:p>Order Response. Additional_ Document Reference. Document Reference</text:p>
          </table:table-cell>
          <table:table-cell table:style-name="ce4" office:value-type="string">
            <text:p>AdditionalDocumentReference</text:p>
          </table:table-cell>
          <table:table-cell table:style-name="ce4" office:value-type="string">
            <text:p>An associative reference to Additional Document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Referencia a documento adicional</text:p>
          </table:table-cell>
          <table:table-cell table:style-name="ce14" office:value-type="string">
            <text:p>Asociación con una referencia a un Documento Adicional.</text:p>
          </table:table-cell>
          <table:table-cell table:style-name="ce22" table:number-columns-repeated="1016"/>
        </table:table-row>
        <table:table-row table:style-name="ro7">
          <table:table-cell table:style-name="ce4" office:value-type="float" office:value="30">
            <text:p>30</text:p>
          </table:table-cell>
          <table:table-cell table:style-name="ce4" office:value-type="string">
            <text:p>Order Response. Contrac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An association to Contract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Contrato</text:p>
          </table:table-cell>
          <table:table-cell table:style-name="ce14" office:value-type="string">
            <text:p>Asociación con un Contrato.</text:p>
          </table:table-cell>
          <table:table-cell table:style-name="ce22" table:number-columns-repeated="1016"/>
        </table:table-row>
        <table:table-row table:style-name="ro7">
          <table:table-cell table:style-name="ce4" office:value-type="float" office:value="31">
            <text:p>31</text:p>
          </table:table-cell>
          <table:table-cell table:style-name="ce4" office:value-type="string">
            <text:p>Order Response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An association to Signature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Firma</text:p>
          </table:table-cell>
          <table:table-cell table:style-name="ce14" office:value-type="string">
            <text:p>Asociación con una o más Firmas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32">
            <text:p>32</text:p>
          </table:table-cell>
          <table:table-cell table:style-name="ce4" office:value-type="string">
            <text:p>Order Response. Seller_ Supplier Party. Supplier Party</text:p>
          </table:table-cell>
          <table:table-cell table:style-name="ce4" office:value-type="string">
            <text:p>SellerSupplierParty</text:p>
          </table:table-cell>
          <table:table-cell table:style-name="ce4" office:value-type="string">
            <text:p>An association to the Seller.</text:p>
          </table:table-cell>
          <table:table-cell table:style-name="ce4" office:value-type="float" office:value="1">
            <text:p>1</text:p>
          </table:table-cell>
          <table:table-cell table:style-name="ce14" office:value-type="string">
            <text:p>ASBIE</text:p>
          </table:table-cell>
          <table:table-cell office:value-type="string">
            <text:p>Vendedor</text:p>
          </table:table-cell>
          <table:table-cell table:style-name="ce14" office:value-type="string">
            <text:p>Asociación con el Vendedor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33">
            <text:p>33</text:p>
          </table:table-cell>
          <table:table-cell table:style-name="ce4" office:value-type="string">
            <text:p>Order Response. Buyer_ Customer Party. Customer Party</text:p>
          </table:table-cell>
          <table:table-cell table:style-name="ce4" office:value-type="string">
            <text:p>BuyerCustomerParty</text:p>
          </table:table-cell>
          <table:table-cell table:style-name="ce4" office:value-type="string">
            <text:p>An association to the Buyer.</text:p>
          </table:table-cell>
          <table:table-cell table:style-name="ce4" office:value-type="float" office:value="1">
            <text:p>1</text:p>
          </table:table-cell>
          <table:table-cell table:style-name="ce14" office:value-type="string">
            <text:p>ASBIE</text:p>
          </table:table-cell>
          <table:table-cell office:value-type="string">
            <text:p>Comprador</text:p>
          </table:table-cell>
          <table:table-cell table:style-name="ce14" office:value-type="string">
            <text:p>Asociación con el Comprador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34">
            <text:p>34</text:p>
          </table:table-cell>
          <table:table-cell table:style-name="ce4" office:value-type="string">
            <text:p>Order Response. Originator_ Customer Party. Customer Party</text:p>
          </table:table-cell>
          <table:table-cell table:style-name="ce4" office:value-type="string">
            <text:p>OriginatorCustomerParty</text:p>
          </table:table-cell>
          <table:table-cell table:style-name="ce4" office:value-type="string">
            <text:p>An association to the Originator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Originador</text:p>
          </table:table-cell>
          <table:table-cell table:style-name="ce14" office:value-type="string">
            <text:p>Asociación con el Originador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35">
            <text:p>35</text:p>
          </table:table-cell>
          <table:table-cell table:style-name="ce4" office:value-type="string">
            <text:p>Order Response. Freight Forwarder_ Party. Party</text:p>
          </table:table-cell>
          <table:table-cell table:style-name="ce4" office:value-type="string">
            <text:p>FreightForwarderParty</text:p>
          </table:table-cell>
          <table:table-cell table:style-name="ce4" office:value-type="string">
            <text:p>An association to a Freight Forwarder or Carrier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Transitario o Transportista</text:p>
          </table:table-cell>
          <table:table-cell table:style-name="ce14" office:value-type="string">
            <text:p>Asociación con el Transportista o Transitario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36">
            <text:p>36</text:p>
          </table:table-cell>
          <table:table-cell table:style-name="ce4" office:value-type="string">
            <text:p>Order Response. Accounting_ Supplier Party. Supplier Party</text:p>
          </table:table-cell>
          <table:table-cell table:style-name="ce4" office:value-type="string">
            <text:p>AccountingSupplierParty</text:p>
          </table:table-cell>
          <table:table-cell table:style-name="ce4" office:value-type="string">
            <text:p>An association to the Accounting Supplier Party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Cobrador</text:p>
          </table:table-cell>
          <table:table-cell table:style-name="ce14" office:value-type="string">
            <text:p>Asociación con el Cobrador, el emisor de la factura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37">
            <text:p>37</text:p>
          </table:table-cell>
          <table:table-cell table:style-name="ce4" office:value-type="string">
            <text:p>Order Response. Accounting_ Customer Party. Customer Party</text:p>
          </table:table-cell>
          <table:table-cell table:style-name="ce4" office:value-type="string">
            <text:p>AccountingCustomerParty</text:p>
          </table:table-cell>
          <table:table-cell table:style-name="ce4" office:value-type="string">
            <text:p>An association to the Accounting Customer Party. 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Pagador</text:p>
          </table:table-cell>
          <table:table-cell table:style-name="ce14" office:value-type="string">
            <text:p>Asociación con el Receptor o Pagador de la factura si es distinto del comprador.</text:p>
          </table:table-cell>
          <table:table-cell table:style-name="ce22" table:number-columns-repeated="1016"/>
        </table:table-row>
        <table:table-row table:style-name="ro7">
          <table:table-cell table:style-name="ce4" office:value-type="float" office:value="38">
            <text:p>38</text:p>
          </table:table-cell>
          <table:table-cell table:style-name="ce4" office:value-type="string">
            <text:p>Order Response. Delivery</text:p>
          </table:table-cell>
          <table:table-cell table:style-name="ce4" office:value-type="string">
            <text:p>Delivery</text:p>
          </table:table-cell>
          <table:table-cell table:style-name="ce4" office:value-type="string">
            <text:p>An association to Delivery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Entrega</text:p>
          </table:table-cell>
          <table:table-cell table:style-name="ce14" office:value-type="string">
            <text:p>Asociación con una entrega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39">
            <text:p>39</text:p>
          </table:table-cell>
          <table:table-cell table:style-name="ce4" office:value-type="string">
            <text:p>Order Response. Delivery Terms</text:p>
          </table:table-cell>
          <table:table-cell table:style-name="ce4" office:value-type="string">
            <text:p>DeliveryTerms</text:p>
          </table:table-cell>
          <table:table-cell table:style-name="ce4" office:value-type="string">
            <text:p>An association to Delivery Terms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Condiciones de entrega</text:p>
          </table:table-cell>
          <table:table-cell table:style-name="ce14" office:value-type="string">
            <text:p>Asocia la Respuesta al Pedido con los plazos de entrega acordados entre el vendedor y el comprador en relación a la entrega de bienes.</text:p>
          </table:table-cell>
          <table:table-cell table:style-name="ce22" table:number-columns-repeated="1016"/>
        </table:table-row>
        <table:table-row table:style-name="ro7">
          <table:table-cell table:style-name="ce4" office:value-type="float" office:value="40">
            <text:p>40</text:p>
          </table:table-cell>
          <table:table-cell table:style-name="ce4" office:value-type="string">
            <text:p>Order Response. Payment Means</text:p>
          </table:table-cell>
          <table:table-cell table:style-name="ce4" office:value-type="string">
            <text:p>PaymentMeans</text:p>
          </table:table-cell>
          <table:table-cell table:style-name="ce4" office:value-type="string">
            <text:p>An association to Payment Means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Medios de pago</text:p>
          </table:table-cell>
          <table:table-cell table:style-name="ce14" office:value-type="string">
            <text:p>Asociación con los medios de pago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41">
            <text:p>41</text:p>
          </table:table-cell>
          <table:table-cell table:style-name="ce4" office:value-type="string">
            <text:p>Order Response. Allowance Charge</text:p>
          </table:table-cell>
          <table:table-cell table:style-name="ce4" office:value-type="string">
            <text:p>AllowanceCharge</text:p>
          </table:table-cell>
          <table:table-cell table:style-name="ce4" office:value-type="string">
            <text:p>An association to Allowances and Charges that apply to the Order Response as a whole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Descuentos y cargos</text:p>
          </table:table-cell>
          <table:table-cell table:style-name="ce14" office:value-type="string">
            <text:p>Asociación con Descuentos y Cargos que aplican a toda la Respuesta al Pedido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42">
            <text:p>42</text:p>
          </table:table-cell>
          <table:table-cell table:style-name="ce4" office:value-type="string">
            <text:p>Order Response. Transaction Conditions</text:p>
          </table:table-cell>
          <table:table-cell table:style-name="ce4" office:value-type="string">
            <text:p>TransactionConditions</text:p>
          </table:table-cell>
          <table:table-cell table:style-name="ce4" office:value-type="string">
            <text:p>An association with any sales or purchasing conditions applying to the whole order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Condiciones de Transacción</text:p>
          </table:table-cell>
          <table:table-cell table:style-name="ce14" office:value-type="string">
            <text:p>Asociación con condiciones de venta o compra que aplican a todo el pedido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43">
            <text:p>43</text:p>
          </table:table-cell>
          <table:table-cell table:style-name="ce4" office:value-type="string">
            <text:p>Order Response. Destination_ Country. Country</text:p>
          </table:table-cell>
          <table:table-cell table:style-name="ce4" office:value-type="string">
            <text:p>DestinationCountry</text:p>
          </table:table-cell>
          <table:table-cell table:style-name="ce4" office:value-type="string">
            <text:p>Associates the order response with the country to which it is destined, for Customs purposes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País de destino</text:p>
          </table:table-cell>
          <table:table-cell table:style-name="ce14" office:value-type="string">
            <text:p>Asociación con el país de destino, a efectos aduaneros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44">
            <text:p>44</text:p>
          </table:table-cell>
          <table:table-cell table:style-name="ce4" office:value-type="string">
            <text:p>Order Response. Tax Total</text:p>
          </table:table-cell>
          <table:table-cell table:style-name="ce4" office:value-type="string">
            <text:p>TaxTotal</text:p>
          </table:table-cell>
          <table:table-cell table:style-name="ce4" office:value-type="string">
            <text:p>An association to the total tax amount of the Order (as calculated by the Seller)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Total impuestos</text:p>
          </table:table-cell>
          <table:table-cell table:style-name="ce14" office:value-type="string">
            <text:p>Importe total de los impuestos de la Respuesta a Pedido (calculados por el Vendedor)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45">
            <text:p>45</text:p>
          </table:table-cell>
          <table:table-cell table:style-name="ce4" office:value-type="string">
            <text:p>Order Response. Legal_ Monetary Total. Monetary Total</text:p>
          </table:table-cell>
          <table:table-cell table:style-name="ce4" office:value-type="string">
            <text:p>LegalMonetaryTotal</text:p>
          </table:table-cell>
          <table:table-cell table:style-name="ce4" office:value-type="string">
            <text:p>An association to the total amounts for the Order (or counter-offer)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Total importes</text:p>
          </table:table-cell>
          <table:table-cell table:style-name="ce14" office:value-type="string">
            <text:p>Asociación con los importes totales del Pedido (o contraoferta).</text:p>
          </table:table-cell>
          <table:table-cell table:style-name="ce22" table:number-columns-repeated="1016"/>
        </table:table-row>
        <table:table-row table:style-name="ro7">
          <table:table-cell table:style-name="ce4" office:value-type="float" office:value="46">
            <text:p>46</text:p>
          </table:table-cell>
          <table:table-cell table:style-name="ce4" office:value-type="string">
            <text:p>Order Response. Order Line</text:p>
          </table:table-cell>
          <table:table-cell table:style-name="ce4" office:value-type="string">
            <text:p>OrderLine</text:p>
          </table:table-cell>
          <table:table-cell table:style-name="ce4" office:value-type="string">
            <text:p>An association to one or more Order Lines.</text:p>
          </table:table-cell>
          <table:table-cell table:style-name="ce4" office:value-type="string">
            <text:p>1..n</text:p>
          </table:table-cell>
          <table:table-cell table:style-name="ce14" office:value-type="string">
            <text:p>ASBIE</text:p>
          </table:table-cell>
          <table:table-cell office:value-type="string">
            <text:p>Línea de Pedido</text:p>
          </table:table-cell>
          <table:table-cell table:style-name="ce14" office:value-type="string">
            <text:p>Asociación con una o más Líneas de Pedido.</text:p>
          </table:table-cell>
          <table:table-cell table:style-name="ce22" table:number-columns-repeated="1016"/>
        </table:table-row>
        <table:table-row table:style-name="ro7">
          <table:table-cell table:style-name="ce5" table:number-columns-repeated="5"/>
          <table:table-cell table:style-name="ce15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number number:decimal-places="0" number:min-integer-digits="1" number:grouping="true"/>
      <number:text>€</number:text>
    </number:number-style>
    <number:number-style style:name="N128">
      <number:text>-</number:text>
      <number:number number:decimal-places="0" number:min-integer-digits="1" number:grouping="true"/>
      <number:text>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€</number:text>
    </number:number-style>
    <number:number-style style:name="N130">
      <number:text>-</number:text>
      <number:number number:decimal-places="2" number:min-integer-digits="1" number:grouping="true"/>
      <number:text>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31P0"/>
    </number:number-style>
    <number:number-style style:name="N132P0" style:volatile="true">
      <number:text> </number:text>
      <number:number number:decimal-places="0" number:min-integer-digits="1" number:grouping="true"/>
      <number:text>€ </number:text>
    </number:number-style>
    <number:number-style style:name="N132P1" style:volatile="true">
      <number:text>-</number:text>
      <number:number number:decimal-places="0" number:min-integer-digits="1" number:grouping="true"/>
      <number:text>€ </number:text>
    </number:number-style>
    <number:number-style style:name="N132P2" style:volatile="true">
      <number:text> -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  </number:text>
    </number:number-style>
    <number:number-style style:name="N133P1" style:volatile="true">
      <number:text>-</number:text>
      <number:number number:decimal-places="0" number:min-integer-digits="1" number:grouping="true"/>
      <number:text>   </number:text>
    </number:number-style>
    <number:number-style style:name="N133P2" style:volatile="true">
      <number:text> -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€ </number:text>
    </number:number-style>
    <number:number-style style:name="N134P1" style:volatile="true">
      <number:text>-</number:text>
      <number:number number:decimal-places="2" number:min-integer-digits="1" number:grouping="true"/>
      <number:text>€ </number:text>
    </number:number-style>
    <number:number-style style:name="N134P2" style:volatile="true">
      <number:text> -</number:text>
      <number:number number:decimal-places="0" number:min-integer-digits="0"/>
      <number:text>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  </number:text>
    </number:number-style>
    <number:number-style style:name="N135P1" style:volatile="true">
      <number:text>-</number:text>
      <number:number number:decimal-places="2" number:min-integer-digits="1" number:grouping="true"/>
      <number:text>   </number:text>
    </number:number-style>
    <number:number-style style:name="N135P2" style:volatile="true">
      <number:text> -</number:text>
      <number:number number:decimal-places="0" number:min-integer-digits="0"/>
      <number:text>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 </number:text>
      <number:number number:decimal-places="0" number:min-integer-digits="1" number:grouping="true"/>
    </number:number-style>
    <number:number-style style:name="N137">
      <style:text-properties fo:color="#ff0000"/>
      <number:text>-€ 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 € </number:text>
      <number:number number:decimal-places="0" number:min-integer-digits="1" number:grouping="true"/>
      <number:text> </number:text>
    </number:number-style>
    <number:number-style style:name="N140P1" style:volatile="true">
      <number:text>-€ </number:text>
      <number:number number:decimal-places="0" number:min-integer-digits="1" number:grouping="true"/>
      <number:text> </number:text>
    </number:number-style>
    <number:number-style style:name="N140P2" style:volatile="true">
      <number:text> € 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€ </number:text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number:number number:decimal-places="2" number:min-integer-digits="1" number:grouping="true"/>
      <number:text> </number:text>
    </number:number-style>
    <number:number-style style:name="N142P2" style:volatile="true">
      <number:text> € 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text> </number:text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2" number:min-integer-digits="1" number:grouping="true"/>
      <number:text> € </number:text>
    </number:number-style>
    <number:number-style style:name="N150P1" style:volatile="true">
      <number:text>-</number:text>
      <number:number number:decimal-places="2" number:min-integer-digits="1" number:grouping="true"/>
      <number:text> € </number:text>
    </number:number-style>
    <number:number-style style:name="N150P2" style:volatile="true">
      <number:text> -</number:text>
      <number:number number: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2" number:min-integer-digits="1" number:grouping="true"/>
      <number:text>    </number:text>
    </number:number-style>
    <number:number-style style:name="N151P1" style:volatile="true">
      <number:text>-</number:text>
      <number:number number:decimal-places="2" number:min-integer-digits="1" number:grouping="true"/>
      <number:text>    </number:text>
    </number:number-style>
    <number:number-style style:name="N151P2" style:volatile="true">
      <number:text> -</number:text>
      <number:number number: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2:1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dministrator</dc:creator>
    <dc:date>2008-10-23T11:34:18</dc:date>
    <meta:document-statistic meta:table-count="1" meta:cell-count="379" meta:object-count="0"/>
    <meta:generator>OpenOffice.org/3.0$Win32 OpenOffice.org_project/300m9$Build-9358</meta:generator>
  </office:meta>
</office:document-meta>
</file>